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8"/>SNU developer log day 468</text:h>
      <text:p text:style-name="P1">I made a big error yesterday, I forgot to change the text March to February for all February developer log entries for 2019 entry pages. I didn't make this error on the update log, I noticed in time for it, but it was too late for the developer log. I have finally reached the end of the project. I have gotten all the separate entres for specific days of the update log and developer log into separate files, and tomorrow, I will finalize it for now by getting weekly entries (there are 56 of them) and update log entries (there are 4 of them)</text:p>
      <text:p text:style-name="P1">I decided to hold off the final separate update log entries for tomorrow or a later day. I am going to switch back to normal site development soon. Today was an OK day for development.</text:p>
      <text:p text:style-name="Text_20_body"><text:span text:style-name="T1">Sean Patrick Myrick on May 12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43:49.305000000</meta:creation-date>
    <dc:date>2020-05-13T17:44:05.275000000</dc:date>
    <meta:editing-duration>PT22S</meta:editing-duration>
    <meta:editing-cycles>1</meta:editing-cycles>
    <meta:document-statistic meta:table-count="0" meta:image-count="0" meta:object-count="0" meta:page-count="1" meta:paragraph-count="4" meta:word-count="151" meta:character-count="789" meta:non-whitespace-character-count="642"/>
    <meta:generator>LibreOffice/6.1.2.1$Windows_X86_64 LibreOffice_project/65905a128db06ba48db947242809d14d3f9a93fe</meta:generator>
  </office:meta>
</office:document-meta>
</file>